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D0000007D010741BBDA05F53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dash" draw:stroke-dash="Dot_20__28_Rounded_29_" svg:stroke-width="0.1cm" svg:stroke-color="#ff0000" draw:marker-start-width="0.36cm" draw:marker-end-width="0.36cm" svg:stroke-linecap="butt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loext:opacity="100%" fo:font-size="12pt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color="#ff0000" loext:opacity="100%" fo:font-size="12pt" fo:font-weight="bold"/>
    </style:style>
    <style:style style:name="T1" style:family="text">
      <style:text-properties fo:color="#ff0000" loext:opacity="100%" fo:font-size="12pt"/>
    </style:style>
    <style:style style:name="T2" style:family="text">
      <style:text-properties fo:color="#ff0000" loext:opacity="100%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8.999cm" svg:x="0.988cm" svg:y="5.317cm">
          <draw:image xlink:href="Pictures/10000001000007D0000007D010741BBDA05F539B.png" xlink:type="simple" xlink:show="embed" xlink:actuate="onLoad" draw:mime-type="image/png">
            <text:p/>
          </draw:image>
        </draw:frame>
        <draw:line draw:style-name="gr2" draw:text-style-name="P1" draw:layer="layout" svg:x1="13.25cm" svg:y1="15.5cm" svg:x2="5.75cm" svg:y2="10.5cm">
          <text:p/>
        </draw:line>
        <draw:line draw:style-name="gr2" draw:text-style-name="P1" draw:layer="layout" svg:x1="5.75cm" svg:y1="10.5cm" svg:x2="12.75cm" svg:y2="9.25cm">
          <text:p/>
        </draw:line>
        <draw:line draw:style-name="gr2" draw:text-style-name="P1" draw:layer="layout" svg:x1="11cm" svg:y1="23cm" svg:x2="13cm" svg:y2="21.25cm">
          <text:p/>
        </draw:line>
        <draw:line draw:style-name="gr2" draw:text-style-name="P1" draw:layer="layout" svg:x1="12.75cm" svg:y1="20cm" svg:x2="11cm" svg:y2="23cm">
          <text:p/>
        </draw:line>
        <draw:line draw:style-name="gr2" draw:text-style-name="P1" draw:layer="layout" svg:x1="14.75cm" svg:y1="17.25cm" svg:x2="16cm" svg:y2="19cm">
          <text:p/>
        </draw:line>
        <draw:line draw:style-name="gr2" draw:text-style-name="P1" draw:layer="layout" svg:x1="15.75cm" svg:y1="19cm" svg:x2="13cm" svg:y2="19cm">
          <text:p/>
        </draw:line>
        <draw:line draw:style-name="gr2" draw:text-style-name="P1" draw:layer="layout" svg:x1="13.75cm" svg:y1="19.5cm" svg:x2="13cm" svg:y2="19cm">
          <text:p/>
        </draw:line>
        <draw:line draw:style-name="gr2" draw:text-style-name="P1" draw:layer="layout" svg:x1="12.75cm" svg:y1="20cm" svg:x2="13.75cm" svg:y2="19.5cm">
          <text:p/>
        </draw:line>
        <draw:line draw:style-name="gr2" draw:text-style-name="P1" draw:layer="layout" svg:x1="14.75cm" svg:y1="17.25cm" svg:x2="13cm" svg:y2="16.25cm">
          <text:p/>
        </draw:line>
        <draw:line draw:style-name="gr2" draw:text-style-name="P1" draw:layer="layout" svg:x1="17cm" svg:y1="17.5cm" svg:x2="13cm" svg:y2="21.25cm">
          <text:p/>
        </draw:line>
        <draw:line draw:style-name="gr2" draw:text-style-name="P1" draw:layer="layout" svg:x1="17cm" svg:y1="17.5cm" svg:x2="17.75cm" svg:y2="14.25cm">
          <text:p/>
        </draw:line>
        <draw:line draw:style-name="gr2" draw:text-style-name="P1" draw:layer="layout" svg:x1="19.5cm" svg:y1="12.25cm" svg:x2="17.75cm" svg:y2="14.25cm">
          <text:p/>
        </draw:line>
        <draw:line draw:style-name="gr2" draw:text-style-name="P1" draw:layer="layout" svg:x1="19.5cm" svg:y1="12.25cm" svg:x2="17.75cm" svg:y2="10cm">
          <text:p/>
        </draw:line>
        <draw:line draw:style-name="gr2" draw:text-style-name="P1" draw:layer="layout" svg:x1="12.75cm" svg:y1="9.25cm" svg:x2="17.75cm" svg:y2="10cm">
          <text:p/>
        </draw:line>
        <draw:line draw:style-name="gr2" draw:text-style-name="P1" draw:layer="layout" svg:x1="13.5cm" svg:y1="15.5cm" svg:x2="13cm" svg:y2="16.25cm">
          <text:p/>
        </draw:line>
        <draw:frame draw:style-name="gr3" draw:text-style-name="P2" draw:layer="layout" svg:width="1.5cm" svg:height="0.75cm" svg:x="11.75cm" svg:y="16cm">
          <draw:text-box>
            <text:p><text:span text:style-name="T1">GYN</text:span></text:p>
          </draw:text-box>
        </draw:frame>
        <draw:frame draw:style-name="gr3" draw:text-style-name="P2" draw:layer="layout" svg:width="1.5cm" svg:height="0.75cm" svg:x="11.8cm" svg:y="8.6cm">
          <draw:text-box>
            <text:p><text:span text:style-name="T1">BEL</text:span></text:p>
          </draw:text-box>
        </draw:frame>
        <draw:frame draw:style-name="gr3" draw:text-style-name="P2" draw:layer="layout" svg:width="1.5cm" svg:height="0.75cm" svg:x="5cm" svg:y="9.75cm">
          <draw:text-box>
            <text:p><text:span text:style-name="T1">MAO</text:span></text:p>
          </draw:text-box>
        </draw:frame>
        <draw:frame draw:style-name="gr3" draw:text-style-name="P2" draw:layer="layout" svg:width="1.5cm" svg:height="0.75cm" svg:x="10.55cm" svg:y="21.75cm">
          <draw:text-box>
            <text:p><text:span text:style-name="T1">POA</text:span></text:p>
          </draw:text-box>
        </draw:frame>
        <draw:frame draw:style-name="gr3" draw:text-style-name="P2" draw:layer="layout" svg:width="1.5cm" svg:height="0.75cm" svg:x="13cm" svg:y="21cm">
          <draw:text-box>
            <text:p><text:span text:style-name="T1">FLN</text:span></text:p>
          </draw:text-box>
        </draw:frame>
        <draw:frame draw:style-name="gr3" draw:text-style-name="P2" draw:layer="layout" svg:width="1.5cm" svg:height="0.75cm" svg:x="11.4cm" svg:y="19.7cm">
          <draw:text-box>
            <text:p><text:span text:style-name="T1">CWB</text:span></text:p>
          </draw:text-box>
        </draw:frame>
        <draw:frame draw:style-name="gr3" draw:text-style-name="P4" draw:layer="layout" svg:width="1.5cm" svg:height="0.75cm" svg:x="12.25cm" svg:y="18.5cm">
          <draw:text-box>
            <text:p text:style-name="P3"><text:span text:style-name="T2">GRU</text:span></text:p>
          </draw:text-box>
        </draw:frame>
        <draw:frame draw:style-name="gr3" draw:text-style-name="P2" draw:layer="layout" svg:width="1.5cm" svg:height="0.75cm" svg:x="13.5cm" svg:y="19.5cm">
          <draw:text-box>
            <text:p><text:span text:style-name="T1">CGH</text:span></text:p>
          </draw:text-box>
        </draw:frame>
        <draw:frame draw:style-name="gr3" draw:text-style-name="P2" draw:layer="layout" svg:width="1.5cm" svg:height="0.75cm" svg:x="15.75cm" svg:y="19cm">
          <draw:text-box>
            <text:p><text:span text:style-name="T1">GIG</text:span></text:p>
          </draw:text-box>
        </draw:frame>
        <draw:frame draw:style-name="gr3" draw:text-style-name="P2" draw:layer="layout" svg:width="1.5cm" svg:height="0.75cm" svg:x="14.25cm" svg:y="16.5cm">
          <draw:text-box>
            <text:p><text:span text:style-name="T1">CNF</text:span></text:p>
          </draw:text-box>
        </draw:frame>
        <draw:frame draw:style-name="gr3" draw:text-style-name="P2" draw:layer="layout" svg:width="1.5cm" svg:height="0.75cm" svg:x="16.75cm" svg:y="17.5cm">
          <draw:text-box>
            <text:p><text:span text:style-name="T1">VIX</text:span></text:p>
          </draw:text-box>
        </draw:frame>
        <draw:frame draw:style-name="gr3" draw:text-style-name="P2" draw:layer="layout" svg:width="1.5cm" svg:height="0.75cm" svg:x="16.5cm" svg:y="14cm">
          <draw:text-box>
            <text:p><text:span text:style-name="T1">SSA</text:span></text:p>
          </draw:text-box>
        </draw:frame>
        <draw:frame draw:style-name="gr3" draw:text-style-name="P2" draw:layer="layout" svg:width="1.5cm" svg:height="0.75cm" svg:x="18.75cm" svg:y="13.05cm">
          <draw:text-box>
            <text:p><text:span text:style-name="T1">REC</text:span></text:p>
          </draw:text-box>
        </draw:frame>
        <draw:frame draw:style-name="gr3" draw:text-style-name="P2" draw:layer="layout" svg:width="1.5cm" svg:height="0.75cm" svg:x="17.5cm" svg:y="9.25cm">
          <draw:text-box>
            <text:p><text:span text:style-name="T1">FOR</text:span></text:p>
          </draw:text-box>
        </draw:frame>
        <draw:frame draw:style-name="gr3" draw:text-style-name="P2" draw:layer="layout" svg:width="1.5cm" svg:height="0.75cm" svg:x="12.75cm" svg:y="14.5cm">
          <draw:text-box>
            <text:p><text:span text:style-name="T1">BSB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_20__28_Rounded_29_" draw:display-name="Dot (Rounded)" draw:style="rect" draw:dots1="1" draw:distance="0.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08:00:00.722216665</meta:creation-date>
    <dc:date>2024-01-27T10:16:41.730379659</dc:date>
    <meta:editing-duration>PT29M16S</meta:editing-duration>
    <meta:editing-cycles>2</meta:editing-cycles>
    <meta:generator>LibreOffice/7.6.3.2$Linux_X86_64 LibreOffice_project/4fe86607b5ac922e55f140471fda9b60bdaa980d</meta:generator>
    <meta:document-statistic meta:object-count="31"/>
  </office:meta>
</office:document-meta>
</file>